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8.94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42cm" fo:min-width="4.58cm" loext:decorative="false"/>
    </style:style>
    <style:style style:name="gr7" style:family="graphic" style:parent-style-name="standard">
      <style:graphic-properties svg:stroke-width="0.028cm" svg:stroke-color="#ffffff" draw:marker-start-width="0.242cm" draw:marker-end-width="0.242cm" draw:fill="solid" draw:fill-color="#000000" draw:textarea-horizontal-align="justify" draw:textarea-vertical-align="middle" draw:auto-grow-height="false" fo:min-height="0.396cm" fo:min-width="0.147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svg:stroke-width="0.028cm" svg:stroke-color="#ffffff" draw:marker-start-width="0.242cm" draw:marker-end-width="0.242cm" draw:fill="solid" draw:fill-color="#000000" draw:textarea-horizontal-align="justify" draw:textarea-vertical-align="middle" draw:auto-grow-height="false" fo:min-height="0.396cm" fo:min-width="0.147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2cm" svg:stroke-color="#ffffff" draw:marker-start-width="0.356cm" draw:marker-end-width="0.356cm" draw:fill="none" draw:fill-color="#ffffff" draw:textarea-horizontal-align="left" draw:auto-grow-height="true" draw:auto-grow-width="false" fo:min-height="1.666cm" fo:min-width="0cm" fo:padding-top="0.176cm" fo:padding-bottom="0.176cm" fo:padding-left="0.301cm" fo:padding-right="0.301cm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81d41a" draw:marker-start-width="0.242cm" draw:marker-end-width="0.242cm" draw:opacity="0%" draw:textarea-vertical-align="middle" draw:auto-grow-height="false" fo:min-height="0.357cm" fo:min-width="0.588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97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02cm" svg:stroke-color="#ffffff" draw:marker-start-width="0.356cm" draw:marker-end-width="0.356cm" draw:fill="none" draw:fill-color="#ffffff" draw:textarea-horizontal-align="center" draw:auto-grow-height="true" draw:auto-grow-width="false" fo:min-height="1.655cm" fo:min-width="0cm" fo:padding-top="0.176cm" fo:padding-bottom="0.176cm" fo:padding-left="0.301cm" fo:padding-right="0.301cm" loext:decorative="false"/>
      <style:paragraph-properties style:writing-mode="lr-tb"/>
    </style:style>
    <style:style style:name="gr14" style:family="graphic" style:parent-style-name="standard">
      <style:graphic-properties svg:stroke-width="0.028cm" svg:stroke-color="#81d41a" draw:marker-start-width="0.242cm" draw:marker-end-width="0.242cm" draw:opacity="0%" draw:textarea-vertical-align="middle" draw:auto-grow-height="false" fo:min-height="0.036cm" fo:min-width="2.327cm" fo:padding-top="0.139cm" fo:padding-bottom="0.139cm" fo:padding-left="0.264cm" fo:padding-right="0.264cm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svg:stroke-width="0.028cm" svg:stroke-color="#ff860d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1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8pt" fo:language="fr" fo:country="CA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145cm" svg:height="3.386cm" svg:x="1.635cm" svg:y="14.278cm">
          <draw:text-box>
            <text:p><text:span text:style-name="T1">Pushing both knobs turns off all 4 channels</text:span></text:p>
            <text:p text:style-name="P1"><text:span text:style-name="T2">Holding </text:span><text:span text:style-name="T1"><text:s/>both knobs <text:s/>3 sec reloads last saved config</text:span></text:p>
            <text:p><text:span text:style-name="T1"/></text:p>
            <text:p><text:span text:style-name="T1">Holding E2 for 3 seconds saves all settings for next power on</text:span></text:p>
            <text:p><text:span text:style-name="T1"><text:s/></text:span></text:p>
          </draw:text-box>
        </draw:frame>
        <draw:g draw:style-name="gr2">
          <draw:frame draw:style-name="gr3" draw:text-style-name="P3" draw:layer="layout" svg:width="15.02cm" svg:height="0.962cm" svg:x="1.519cm" svg:y="2.072cm">
            <draw:text-box>
              <text:p><text:span text:style-name="T3">Top Menu <text:s text:c="6"/></text:span><text:span text:style-name="T3"><text:tab/></text:span><text:span text:style-name="T3"><text:tab/></text:span>Turn=<text:tab/><text:tab/><text:tab/><text:tab/>Push=</text:p>
            </draw:text-box>
          </draw:frame>
          <draw:frame draw:style-name="gr4" draw:text-style-name="P3" draw:layer="layout" svg:width="12.382cm" svg:height="2.384cm" svg:x="7.35cm" svg:y="3.805cm">
            <draw:text-box>
              <text:p text:style-name="P1"><text:span text:style-name="T3">Adjust Param value</text:span><text:span text:style-name="T3"><text:tab/></text:span><text:span text:style-name="T3">Next Channel</text:span><text:span text:style-name="T4">(1)</text:span></text:p>
              <text:p/>
              <text:p>Select Digit/Param<text:span text:style-name="T4">(2)</text:span><text:tab/>Toggle digit/param</text:p>
            </draw:text-box>
          </draw:frame>
          <draw:frame draw:style-name="gr5" draw:text-style-name="P4" draw:layer="layout" svg:width="19.446cm" svg:height="1.433cm" svg:x="1.385cm" svg:y="6.715cm">
            <draw:text-box>
              <text:p><text:span text:style-name="T5">(1) Long Press zoom/focus on channel. Long press again to zoom back to 4 ch view</text:span></text:p>
              <text:p><text:span text:style-name="T5">(2) Digit/factor when turning E1</text:span></text:p>
            </draw:text-box>
          </draw:frame>
          <draw:g draw:style-name="gr2">
            <draw:custom-shape draw:style-name="gr6" draw:text-style-name="P5" draw:layer="layout" svg:width="5.08cm" svg:height="3.492cm" svg:x="2.27cm" svg:y="3.2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953cm" svg:height="0.952cm" svg:x="6.08cm" svg:y="3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953cm" svg:height="0.952cm" svg:x="6.08cm" svg:y="5.1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8" draw:layer="layout" svg:width="3.175cm" svg:height="2.018cm" svg:x="2.601cm" svg:y="3.968cm">
              <draw:text-box>
                <text:p><text:span text:style-name="T6">Ch1 <text:s text:c="4"/>Ch2</text:span></text:p>
                <text:p><text:span text:style-name="T6"><text:s text:c="8"/></text:span><text:span text:style-name="T4">(1)</text:span></text:p>
                <text:p><text:span text:style-name="T6">Ch3 <text:s text:c="4"/>Ch4</text:span></text:p>
              </draw:text-box>
            </draw:frame>
            <draw:custom-shape draw:style-name="gr10" draw:text-style-name="P9" draw:layer="layout" svg:width="1.116cm" svg:height="0.635cm" svg:x="2.767cm" svg:y="4.11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0" draw:layer="layout" svg:width="0.849cm" svg:height="0.569cm" svg:x="6.153cm" svg:y="4.055cm">
              <draw:text-box>
                <text:p><text:span text:style-name="T7">E1</text:span></text:p>
              </draw:text-box>
            </draw:frame>
            <draw:frame draw:style-name="gr11" draw:text-style-name="P10" draw:layer="layout" svg:width="0.849cm" svg:height="0.569cm" svg:x="6.153cm" svg:y="5.31cm">
              <draw:text-box>
                <text:p><text:span text:style-name="T7">E2</text:span></text:p>
              </draw:text-box>
            </draw:frame>
          </draw:g>
        </draw:g>
        <draw:g draw:style-name="gr2">
          <draw:frame draw:style-name="gr12" draw:text-style-name="P3" draw:layer="layout" svg:width="15.197cm" svg:height="0.962cm" svg:x="1.519cm" svg:y="8.222cm">
            <draw:text-box>
              <text:p><text:span text:style-name="T3">Zoom View </text:span></text:p>
            </draw:text-box>
          </draw:frame>
          <draw:g draw:style-name="gr2">
            <draw:g draw:style-name="gr2">
              <draw:g draw:style-name="gr2">
                <draw:custom-shape draw:style-name="gr6" draw:text-style-name="P5" draw:layer="layout" svg:width="5.08cm" svg:height="3.492cm" svg:x="2.27cm" svg:y="9.37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7" draw:text-style-name="P6" draw:layer="layout" svg:width="0.953cm" svg:height="0.952cm" svg:x="6.08cm" svg:y="10.0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6" draw:layer="layout" svg:width="0.953cm" svg:height="0.952cm" svg:x="6.08cm" svg:y="11.2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3" draw:text-style-name="P11" draw:layer="layout" svg:width="3.175cm" svg:height="2.007cm" svg:x="2.601cm" svg:y="10.118cm">
                  <draw:text-box>
                    <text:p text:style-name="P5"><text:span text:style-name="T4">Ch1: on </text:span></text:p>
                    <text:p><text:span text:style-name="T4">Ampl <text:s/></text:span><text:span text:style-name="T4"><text:tab/></text:span><text:span text:style-name="T4">0.7V</text:span></text:p>
                    <text:p><text:span text:style-name="T4">Freq</text:span><text:span text:style-name="T4"><text:tab/></text:span><text:span text:style-name="T4">1.02Khz</text:span></text:p>
                    <text:p><text:span text:style-name="T4">Shape <text:s text:c="3"/></text:span></text:p>
                    <text:p><text:span text:style-name="T4">Phase</text:span><text:span text:style-name="T4"><text:tab/></text:span><text:span text:style-name="T4">90</text:span><text:span text:style-name="T8"></text:span></text:p>
                  </draw:text-box>
                </draw:frame>
              </draw:g>
              <draw:custom-shape draw:style-name="gr14" draw:text-style-name="P9" draw:layer="layout" svg:width="2.855cm" svg:height="0.314cm" svg:x="2.741cm" svg:y="10.623cm">
                <text:p/>
                <draw:enhanced-geometry svg:viewBox="0 0 21600 21600" draw:type="rectangle" draw:enhanced-path="M 0 0 L 21600 0 21600 21600 0 21600 0 0 Z N"/>
              </draw:custom-shape>
              <draw:g draw:style-name="gr15">
                <draw:line draw:style-name="gr16" draw:text-style-name="P5" draw:layer="layout" svg:x1="4.216cm" svg:y1="11.517cm" svg:x2="4.46cm" svg:y2="11.351cm">
                  <text:p/>
                </draw:line>
                <draw:line draw:style-name="gr16" draw:text-style-name="P5" draw:layer="layout" svg:x1="4.46cm" svg:y1="11.517cm" svg:x2="4.46cm" svg:y2="11.351cm">
                  <text:p/>
                </draw:line>
                <draw:line draw:style-name="gr16" draw:text-style-name="P5" draw:layer="layout" svg:x1="4.44cm" svg:y1="11.517cm" svg:x2="4.684cm" svg:y2="11.351cm">
                  <text:p/>
                </draw:line>
                <draw:line draw:style-name="gr16" draw:text-style-name="P5" draw:layer="layout" svg:x1="4.684cm" svg:y1="11.517cm" svg:x2="4.684cm" svg:y2="11.351cm">
                  <text:p/>
                </draw:line>
              </draw:g>
            </draw:g>
            <draw:frame draw:style-name="gr11" draw:text-style-name="P10" draw:layer="layout" svg:width="0.849cm" svg:height="0.569cm" svg:x="6.138cm" svg:y="10.228cm">
              <draw:text-box>
                <text:p><text:span text:style-name="T7">E1</text:span></text:p>
              </draw:text-box>
            </draw:frame>
            <draw:frame draw:style-name="gr11" draw:text-style-name="P10" draw:layer="layout" svg:width="0.849cm" svg:height="0.569cm" svg:x="6.138cm" svg:y="11.483cm">
              <draw:text-box>
                <text:p><text:span text:style-name="T7">E2</text:span></text:p>
              </draw:text-box>
            </draw:frame>
          </draw:g>
        </draw:g>
        <draw:line draw:style-name="gr17" draw:text-style-name="P12" draw:layer="layout" svg:x1="4.685cm" svg:y1="11.417cm" svg:x2="4.685cm" svg:y2="11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48:16.778250800</meta:creation-date>
    <dc:date>2026-03-18T21:55:04.345812300</dc:date>
    <meta:editing-duration>PT1H44M44S</meta:editing-duration>
    <meta:editing-cycles>12</meta:editing-cycles>
    <meta:generator>LibreOffice/25.8.5.2$Windows_X86_64 LibreOffice_project/9c8b85f387cc00a89945a79c9e6239f32e450ac2</meta:generator>
    <meta:document-statistic meta:object-count="31"/>
  </office:meta>
</office:document-meta>
</file>